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5584FD37639BA98613.jpg" manifest:media-type="image/jpeg"/>
  <manifest:file-entry manifest:full-path="Pictures/100000000000025C000001C5C15EB9C0BF817F5C.jpg" manifest:media-type="image/jpeg"/>
  <manifest:file-entry manifest:full-path="Pictures/10000000000003C00000028011F287A5F7E21982.jpg" manifest:media-type="image/jpeg"/>
  <manifest:file-entry manifest:full-path="Pictures/100000000000025C000001C50F8C4E69C444A23F.jpg" manifest:media-type="image/jpeg"/>
  <manifest:file-entry manifest:full-path="Pictures/100000000000037A00000249018F9785FEEA666D.jpg" manifest:media-type="image/jpeg"/>
  <manifest:file-entry manifest:full-path="Pictures/100000000000024E000001739BF2985BEA44C8AC.jpg" manifest:media-type="image/jpeg"/>
  <manifest:file-entry manifest:full-path="Pictures/10000000000002CF000001DEC194944A624824CE.jpg" manifest:media-type="image/jpeg"/>
  <manifest:file-entry manifest:full-path="Pictures/10000000000003C0000002D02D617FFC232EE6D7.jpg" manifest:media-type="image/jpeg"/>
  <manifest:file-entry manifest:full-path="Pictures/10000000000002CF000001DE275210CCB3CD5F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65cm, 6.938cm, 2.212cm, 7.30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89cm, 0.265cm, 0cm, 0.12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77cm, 1.281cm, 3.055cm, 1.7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27cm" svg:height="7.074cm" svg:x="12.773cm" svg:y="12.926cm">
          <draw:image xlink:href="Pictures/100000000000037A00000249018F9785FEEA666D.jpg" xlink:type="simple" xlink:show="embed" xlink:actuate="onLoad">
            <text:p/>
          </draw:image>
        </draw:frame>
        <draw:frame draw:style-name="gr2" draw:text-style-name="P1" draw:layer="layout" svg:width="9.665cm" svg:height="6.424cm" draw:transform="rotate (0.00436332312998582) translate (9.099cm 0.976cm)">
          <draw:image xlink:href="Pictures/10000000000002CF000001DEC194944A624824CE.jpg" xlink:type="simple" xlink:show="embed" xlink:actuate="onLoad">
            <text:p/>
          </draw:image>
        </draw:frame>
        <draw:frame draw:style-name="gr2" draw:text-style-name="P1" draw:layer="layout" svg:width="9.2cm" svg:height="6.9cm" svg:x="1.023cm" svg:y="7.5cm">
          <draw:image xlink:href="Pictures/10000000000003C0000002D02D617FFC232EE6D7.jpg" xlink:type="simple" xlink:show="embed" xlink:actuate="onLoad">
            <text:p/>
          </draw:image>
        </draw:frame>
        <draw:frame draw:style-name="gr3" draw:text-style-name="P1" draw:layer="layout" svg:width="12.337cm" svg:height="6.4cm" svg:x="0.9cm" svg:y="13.6cm">
          <draw:image xlink:href="Pictures/10000000000002CF000001DE275210CCB3CD5FF1.jpg" xlink:type="simple" xlink:show="embed" xlink:actuate="onLoad">
            <text:p/>
          </draw:image>
        </draw:frame>
        <draw:frame draw:style-name="gr4" draw:text-style-name="P1" draw:layer="layout" svg:width="11.055cm" svg:height="5.7cm" svg:x="18.014cm" svg:y="1cm">
          <draw:image xlink:href="Pictures/100000000000025C000001C50F8C4E69C444A23F.jpg" xlink:type="simple" xlink:show="embed" xlink:actuate="onLoad">
            <text:p/>
          </draw:image>
        </draw:frame>
        <draw:frame draw:style-name="gr2" draw:text-style-name="P1" draw:layer="layout" svg:width="10.337cm" svg:height="6.5cm" svg:x="1.091cm" svg:y="1cm">
          <draw:image xlink:href="Pictures/100000000000024E000001739BF2985BEA44C8AC.jpg" xlink:type="simple" xlink:show="embed" xlink:actuate="onLoad">
            <text:p/>
          </draw:image>
        </draw:frame>
        <draw:frame draw:style-name="gr2" draw:text-style-name="P1" draw:layer="layout" svg:width="8.554cm" svg:height="5.7cm" svg:x="20.322cm" svg:y="6.6cm">
          <draw:image xlink:href="Pictures/10000000000003C00000028011F287A5F7E21982.jpg" xlink:type="simple" xlink:show="embed" xlink:actuate="onLoad">
            <text:p/>
          </draw:image>
        </draw:frame>
        <draw:frame draw:style-name="gr2" draw:text-style-name="P1" draw:layer="layout" svg:width="10.4cm" svg:height="7.8cm" svg:x="18.309cm" svg:y="12.2cm">
          <draw:image xlink:href="Pictures/100000000000025C000001C5C15EB9C0BF817F5C.jpg" xlink:type="simple" xlink:show="embed" xlink:actuate="onLoad">
            <text:p/>
          </draw:image>
        </draw:frame>
        <draw:frame draw:style-name="gr2" draw:text-style-name="P1" draw:layer="layout" svg:width="10.952cm" svg:height="7.3cm" svg:x="10cm" svg:y="6.3cm">
          <draw:image xlink:href="Pictures/10000000000008000000055584FD37639BA9861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00:04:04.493755726</meta:creation-date>
    <dc:date>2018-03-07T00:47:09.737953341</dc:date>
    <meta:editing-duration>PT7M27S</meta:editing-duration>
    <meta:editing-cycles>2</meta:editing-cycles>
    <meta:generator>LibreOffice/5.1.6.2$Linux_X86_64 LibreOffice_project/10m0$Build-2</meta:generator>
    <meta:document-statistic meta:object-count="9"/>
  </office:meta>
</office:document-meta>
</file>